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E0000010B56220503F1EFA6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5.468cm" draw:z-index="0"><draw:image xlink:href="Pictures/100002010000033E0000010B56220503F1EFA6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13T14:51:02.028000000</meta:creation-date>
    <dc:date>2026-03-13T14:51:24.795000000</dc:date>
    <meta:editing-duration>PT22S</meta:editing-duration>
    <meta:editing-cycles>1</meta:editing-cycles>
    <meta:generator>Neat_Office/6.2.8.2$Windows_x86 LibreOffice_project/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